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348f" officeooo:paragraph-rsid="0016348f"/>
    </style:style>
    <style:style style:name="P2" style:family="paragraph" style:parent-style-name="Standard">
      <style:text-properties fo:font-weight="normal" officeooo:rsid="0016348f" officeooo:paragraph-rsid="0016348f" style:font-weight-asian="normal" style:font-weight-complex="normal"/>
    </style:style>
    <style:style style:name="P3" style:family="paragraph" style:parent-style-name="Standard">
      <style:text-properties fo:font-weight="normal" officeooo:rsid="00168e9b" officeooo:paragraph-rsid="00168e9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8e9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68e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Statement&gt; → &lt;ID&gt; <text:span text:style-name="T1">=</text:span><text:span text:style-name="T3"> &lt;varVals&gt; </text:span><text:span text:style-name="T1">;</text:span></text:p>
      <text:p text:style-name="P1"/>
      <text:p text:style-name="P1"><text:span text:style-name="T3">&lt;ID&gt; → </text:span><text:span text:style-name="T1">hiphipVar</text:span><text:span text:style-name="T3"> </text:span><text:span text:style-name="T1">[ INT_LIT ]</text:span></text:p>
      <text:p text:style-name="P1"><text:span text:style-name="T1"><text:tab/>| <text:s/>cheeseVar [ INT_LIT ]</text:span></text:p>
      <text:p text:style-name="P1"><text:span text:style-name="T1"><text:tab/>| cheeseVar</text:span></text:p>
      <text:p text:style-name="P1"><text:span text:style-name="T1"><text:tab/>| floatVar</text:span></text:p>
      <text:p text:style-name="P1"><text:span text:style-name="T1"><text:tab/>| intVar</text:span></text:p>
      <text:p text:style-name="P1"/>
      <text:p text:style-name="P2">&lt;varVals&gt; → <text:span text:style-name="T4">&lt;arithmeticExpression&gt;</text:span></text:p>
      <text:p text:style-name="P2"><text:tab/><text:span text:style-name="T4">| </text:span><text:span text:style-name="T2">INT_LIT</text:span></text:p>
      <text:p text:style-name="P3"><text:span text:style-name="T1"><text:tab/>| CHEESE_LIT</text:span></text:p>
      <text:p text:style-name="P3"><text:span text:style-name="T1"><text:tab/>| hiphi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0:34:34.162043926</meta:creation-date>
    <dc:date>2016-02-26T10:55:46.996159282</dc:date>
    <meta:editing-duration>PT5M22S</meta:editing-duration>
    <meta:editing-cycles>1</meta:editing-cycles>
    <meta:document-statistic meta:table-count="0" meta:image-count="0" meta:object-count="0" meta:page-count="1" meta:paragraph-count="10" meta:word-count="32" meta:character-count="183" meta:non-whitespace-character-count="153"/>
    <meta:generator>LibreOffice/4.2.8.2$Linux_X86_64 LibreOffice_project/420m0$Build-2</meta:generator>
  </office:meta>
</office:document-meta>
</file>